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6.003cm"/>
    </style:style>
    <style:style style:name="co16" style:family="table-column">
      <style:table-column-properties fo:break-before="auto" style:column-width="2.743cm"/>
    </style:style>
    <style:style style:name="co17" style:family="table-column">
      <style:table-column-properties fo:break-before="auto" style:column-width="2.332cm"/>
    </style:style>
    <style:style style:name="co18" style:family="table-column">
      <style:table-column-properties fo:break-before="auto" style:column-width="11.523cm"/>
    </style:style>
    <style:style style:name="ro1" style:family="table-row">
      <style:table-row-properties style:row-height="1.27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623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1.341cm" fo:break-before="auto" style:use-optimal-row-height="true"/>
    </style:style>
    <style:style style:name="ro8" style:family="table-row">
      <style:table-row-properties style:row-height="1.729cm" fo:break-before="auto" style:use-optimal-row-height="true"/>
    </style:style>
    <style:style style:name="ro9" style:family="table-row">
      <style:table-row-properties style:row-height="2.117cm" fo:break-before="auto" style:use-optimal-row-height="true"/>
    </style:style>
    <style:style style:name="ro10" style:family="table-row">
      <style:table-row-properties style:row-height="5.627cm" fo:break-before="auto" style:use-optimal-row-height="true"/>
    </style:style>
    <style:style style:name="ro11" style:family="table-row">
      <style:table-row-properties style:row-height="8.343cm" fo:break-before="auto" style:use-optimal-row-height="true"/>
    </style:style>
    <style:style style:name="ro12" style:family="table-row">
      <style:table-row-properties style:row-height="2.505cm" fo:break-before="auto" style:use-optimal-row-height="true"/>
    </style:style>
    <style:style style:name="ro13" style:family="table-row">
      <style:table-row-properties style:row-height="0.743cm" fo:break-before="auto" style:use-optimal-row-height="true"/>
    </style:style>
    <style:style style:name="ro14" style:family="table-row">
      <style:table-row-properties style:row-height="0.953cm" fo:break-before="auto" style:use-optimal-row-height="true"/>
    </style:style>
    <style:style style:name="ro15" style:family="table-row">
      <style:table-row-properties style:row-height="2.893cm" fo:break-before="auto" style:use-optimal-row-height="true"/>
    </style:style>
    <style:style style:name="ro16" style:family="table-row">
      <style:table-row-properties style:row-height="0.547cm" fo:break-before="auto" style:use-optimal-row-height="true"/>
    </style:style>
    <style:style style:name="ro17" style:family="table-row">
      <style:table-row-properties style:row-height="3.175cm" fo:break-before="auto" style:use-optimal-row-height="true"/>
    </style:style>
    <style:style style:name="ro18" style:family="table-row">
      <style:table-row-properties style:row-height="0.452cm" fo:break-before="auto" style:use-optimal-row-height="true"/>
    </style:style>
    <style:style style:name="ro19" style:family="table-row">
      <style:table-row-properties style:row-height="4.463cm" fo:break-before="auto" style:use-optimal-row-height="true"/>
    </style:style>
    <style:style style:name="ro20" style:family="table-row">
      <style:table-row-properties style:row-height="3.281cm" fo:break-before="auto" style:use-optimal-row-height="true"/>
    </style:style>
    <style:style style:name="ro21" style:family="table-row">
      <style:table-row-properties style:row-height="6.791cm" fo:break-before="auto" style:use-optimal-row-height="true"/>
    </style:style>
    <style:style style:name="ro22" style:family="table-row">
      <style:table-row-properties style:row-height="6.015cm" fo:break-before="auto" style:use-optimal-row-height="true"/>
    </style:style>
    <style:style style:name="ro23" style:family="table-row">
      <style:table-row-properties style:row-height="5.239cm" fo:break-before="auto" style:use-optimal-row-height="true"/>
    </style:style>
    <style:style style:name="ro24" style:family="table-row">
      <style:table-row-properties style:row-height="3.669cm" fo:break-before="auto" style:use-optimal-row-height="true"/>
    </style:style>
    <style:style style:name="ro25" style:family="table-row">
      <style:table-row-properties style:row-height="9.119cm" fo:break-before="auto" style:use-optimal-row-height="true"/>
    </style:style>
    <style:style style:name="ro26" style:family="table-row">
      <style:table-row-properties style:row-height="4.075cm" fo:break-before="auto" style:use-optimal-row-height="true"/>
    </style:style>
    <style:style style:name="ro27" style:family="table-row">
      <style:table-row-properties style:row-height="6.403cm" fo:break-before="auto" style:use-optimal-row-height="true"/>
    </style:style>
    <style:style style:name="ro28" style:family="table-row">
      <style:table-row-properties style:row-height="7.179cm" fo:break-before="auto" style:use-optimal-row-height="true"/>
    </style:style>
    <style:style style:name="ro29" style:family="table-row">
      <style:table-row-properties style:row-height="4.851cm" fo:break-before="auto" style:use-optimal-row-height="true"/>
    </style:style>
    <style:style style:name="ro30" style:family="table-row">
      <style:table-row-properties style:row-height="2.903cm" fo:break-before="auto" style:use-optimal-row-height="true"/>
    </style:style>
    <style:style style:name="ro31" style:family="table-row">
      <style:table-row-properties style:row-height="3.678cm" fo:break-before="auto" style:use-optimal-row-height="true"/>
    </style:style>
    <style:style style:name="ro32" style:family="table-row">
      <style:table-row-properties style:row-height="3.29cm" fo:break-before="auto" style:use-optimal-row-height="true"/>
    </style:style>
    <style:style style:name="ro33" style:family="table-row">
      <style:table-row-properties style:row-height="7.184cm" fo:break-before="auto" style:use-optimal-row-height="true"/>
    </style:style>
    <style:style style:name="ta1" style:family="table" style:master-page-name="Default">
      <style:table-properties table:display="true" style:writing-mode="lr-tb"/>
    </style:style>
    <style:style style:name="ce51"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52"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54"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56" style:family="table-cell" style:parent-style-name="Default">
      <style:table-cell-properties style:text-align-source="fix" style:repeat-content="false" fo:wrap-option="wrap" style:vertical-align="middle"/>
      <style:paragraph-properties fo:text-align="start" fo:margin-left="0cm"/>
    </style:style>
    <style:style style:name="ce7" style:family="table-cell" style:parent-style-name="Default">
      <style:table-cell-properties style:text-align-source="fix" style:repeat-content="false" fo:wrap-option="wrap" fo:padding="0.101cm" style:vertical-align="middle"/>
      <style:paragraph-properties fo:text-align="start" fo:margin-left="0cm"/>
    </style:style>
    <style:style style:name="ce58" style:family="table-cell" style:parent-style-name="Default">
      <style:table-cell-properties fo:wrap-option="wrap" fo:padding="0.101cm"/>
    </style:style>
    <style:style style:name="ce61"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style>
    <style:style style:name="ce22" style:family="table-cell" style:parent-style-name="Default">
      <style:table-cell-properties style:text-align-source="fix" style:repeat-content="false" fo:wrap-option="wrap"/>
      <style:paragraph-properties fo:text-align="start" fo:margin-left="0cm"/>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79"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85"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6"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7"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8"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9"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100" style:family="table-cell" style:parent-style-name="Default">
      <style:table-cell-properties style:text-align-source="fix" style:repeat-content="false" fo:wrap-option="wrap" fo:padding="0.101cm" style:vertical-align="automatic"/>
      <style:paragraph-properties fo:text-align="center" fo:margin-left="0cm"/>
    </style:style>
    <style:style style:name="ce101"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102"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103" style:family="table-cell" style:parent-style-name="Default">
      <style:table-cell-properties fo:wrap-option="wrap" fo:border="0.06pt solid #000000" fo:padding="0.101cm"/>
    </style:style>
    <style:style style:name="ce57" style:family="table-cell" style:parent-style-name="Default">
      <style:table-cell-properties style:text-align-source="fix" style:repeat-content="false" fo:wrap-option="wrap" fo:padding="0.101cm" style:vertical-align="middle"/>
      <style:paragraph-properties fo:text-align="start" fo:margin-left="0cm"/>
    </style:style>
    <style:style style:name="ce104"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105" style:family="table-cell" style:parent-style-name="Default">
      <style:table-cell-properties fo:wrap-option="wrap" fo:padding="0.101cm"/>
      <style:text-properties fo:color="#abcbd8"/>
    </style:style>
    <style:style style:name="ce33" style:family="table-cell" style:parent-style-name="En-tête_20_de_20_tableau">
      <style:table-cell-properties style:text-align-source="fix" style:repeat-content="false" style:vertical-align="middle"/>
      <style:paragraph-properties fo:text-align="center"/>
    </style:style>
    <style:style style:name="ce34" style:family="table-cell" style:parent-style-name="Default">
      <style:table-cell-properties fo:wrap-option="wrap" fo:padding="0.101cm"/>
      <style:text-properties style:font-name="Liberation Sans"/>
    </style:style>
    <style:style style:name="ce10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1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1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3"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4"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E6"/>
      <style:map style:condition="is-true-formula(MOD(ROW()0.2=0))" style:apply-style-name="Fond_20_gris" style:base-cell-address="'Règles (modèle)'.E6"/>
    </style:style>
    <style:style style:name="ce59"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60"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24" style:family="table-cell" style:parent-style-name="Default">
      <style:table-cell-properties fo:wrap-option="wrap" fo:padding="0.101cm"/>
      <style:text-properties fo:font-weight="normal" style:font-weight-asian="normal" style:font-weight-complex="normal"/>
    </style:style>
    <style:style style:name="ce6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E4"/>
      <style:map style:condition="cell-content()=&quot;Validé&quot;" style:apply-style-name="Statut_20_-_20_Non_20__28_problème_20_non_20_détecté_29_" style:base-cell-address="P01.E4"/>
      <style:map style:condition="cell-content()=&quot;NA&quot;" style:apply-style-name="Statut_20_-_20_NA" style:base-cell-address="P01.E4"/>
      <style:map style:condition="cell-content()=&quot;NT&quot;" style:apply-style-name="Statut_20_-_20_NT" style:base-cell-address="P01.E4"/>
    </style:style>
    <style:style style:name="ce4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E4"/>
      <style:map style:condition="cell-content()=&quot;Validé&quot;" style:apply-style-name="Statut_20_-_20_Non_20__28_problème_20_non_20_détecté_29_" style:base-cell-address="P02.E4"/>
      <style:map style:condition="cell-content()=&quot;NA&quot;" style:apply-style-name="Statut_20_-_20_NA" style:base-cell-address="P02.E4"/>
      <style:map style:condition="cell-content()=&quot;NT&quot;" style:apply-style-name="Statut_20_-_20_NT" style:base-cell-address="P02.E4"/>
    </style:style>
    <style:style style:name="ce5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E4"/>
      <style:map style:condition="cell-content()=&quot;Validé&quot;" style:apply-style-name="Statut_20_-_20_Non_20__28_problème_20_non_20_détecté_29_" style:base-cell-address="P03.E4"/>
      <style:map style:condition="cell-content()=&quot;NA&quot;" style:apply-style-name="Statut_20_-_20_NA" style:base-cell-address="P03.E4"/>
      <style:map style:condition="cell-content()=&quot;NT&quot;" style:apply-style-name="Statut_20_-_20_NT" style:base-cell-address="P03.E4"/>
    </style:style>
    <style:style style:name="ce5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E4"/>
      <style:map style:condition="cell-content()=&quot;Validé&quot;" style:apply-style-name="Statut_20_-_20_Non_20__28_problème_20_non_20_détecté_29_" style:base-cell-address="P04.E4"/>
      <style:map style:condition="cell-content()=&quot;NA&quot;" style:apply-style-name="Statut_20_-_20_NA" style:base-cell-address="P04.E4"/>
      <style:map style:condition="cell-content()=&quot;NT&quot;" style:apply-style-name="Statut_20_-_20_NT" style:base-cell-address="P04.E4"/>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E4"/>
      <style:map style:condition="cell-content()=&quot;Validé&quot;" style:apply-style-name="Statut_20_-_20_Non_20__28_problème_20_non_20_détecté_29_" style:base-cell-address="P05.E4"/>
      <style:map style:condition="cell-content()=&quot;NA&quot;" style:apply-style-name="Statut_20_-_20_NA" style:base-cell-address="P05.E4"/>
      <style:map style:condition="cell-content()=&quot;NT&quot;" style:apply-style-name="Statut_20_-_20_NT" style:base-cell-address="P05.E4"/>
    </style:style>
    <style:style style:name="ce6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E4"/>
      <style:map style:condition="cell-content()=&quot;Validé&quot;" style:apply-style-name="Statut_20_-_20_Non_20__28_problème_20_non_20_détecté_29_" style:base-cell-address="P06.E4"/>
      <style:map style:condition="cell-content()=&quot;NA&quot;" style:apply-style-name="Statut_20_-_20_NA" style:base-cell-address="P06.E4"/>
      <style:map style:condition="cell-content()=&quot;NT&quot;" style:apply-style-name="Statut_20_-_20_NT" style:base-cell-address="P06.E4"/>
    </style:style>
    <style:style style:name="ce6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E4"/>
      <style:map style:condition="cell-content()=&quot;Validé&quot;" style:apply-style-name="Statut_20_-_20_Non_20__28_problème_20_non_20_détecté_29_" style:base-cell-address="P07.E4"/>
      <style:map style:condition="cell-content()=&quot;NA&quot;" style:apply-style-name="Statut_20_-_20_NA" style:base-cell-address="P07.E4"/>
      <style:map style:condition="cell-content()=&quot;NT&quot;" style:apply-style-name="Statut_20_-_20_NT" style:base-cell-address="P07.E4"/>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E4"/>
      <style:map style:condition="cell-content()=&quot;Validé&quot;" style:apply-style-name="Statut_20_-_20_Non_20__28_problème_20_non_20_détecté_29_" style:base-cell-address="P08.E4"/>
      <style:map style:condition="cell-content()=&quot;NA&quot;" style:apply-style-name="Statut_20_-_20_NA" style:base-cell-address="P08.E4"/>
      <style:map style:condition="cell-content()=&quot;NT&quot;" style:apply-style-name="Statut_20_-_20_NT" style:base-cell-address="P08.E4"/>
    </style:style>
    <style:style style:name="ce6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E4"/>
      <style:map style:condition="cell-content()=&quot;Validé&quot;" style:apply-style-name="Statut_20_-_20_Non_20__28_problème_20_non_20_détecté_29_" style:base-cell-address="P09.E4"/>
      <style:map style:condition="cell-content()=&quot;NA&quot;" style:apply-style-name="Statut_20_-_20_NA" style:base-cell-address="P09.E4"/>
      <style:map style:condition="cell-content()=&quot;NT&quot;" style:apply-style-name="Statut_20_-_20_NT" style:base-cell-address="P09.E4"/>
    </style:style>
    <style:style style:name="ce6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E4"/>
      <style:map style:condition="cell-content()=&quot;Validé&quot;" style:apply-style-name="Statut_20_-_20_Non_20__28_problème_20_non_20_détecté_29_" style:base-cell-address="P10.E4"/>
      <style:map style:condition="cell-content()=&quot;NA&quot;" style:apply-style-name="Statut_20_-_20_NA" style:base-cell-address="P10.E4"/>
      <style:map style:condition="cell-content()=&quot;NT&quot;" style:apply-style-name="Statut_20_-_20_NT" style:base-cell-address="P10.E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7"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8"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E4">
          <table:error-message table:message-type="stop" table:display="true"/>
        </table:content-validation>
      </table:content-validations>
      <table:table table:name="Mode d'emploi" table:style-name="ta1">
        <office:forms form:automatic-focus="false" form:apply-design-mode="false"/>
        <table:table-column table:style-name="co1" table:default-cell-style-name="ce58"/>
        <table:table-column table:style-name="co2" table:default-cell-style-name="ce58"/>
        <table:table-column table:style-name="co3" table:default-cell-style-name="ce58"/>
        <table:table-column table:style-name="co4" table:number-columns-repeated="1021" table:default-cell-style-name="ce58"/>
        <table:table-row table:style-name="ro1">
          <table:table-cell table:style-name="ce51" table:formula="of:=[$'Règles (modèle)'.A1]" office:value-type="string" office:string-value="RGAA 4.1.2 – Grille d’audit flash graphisme (checklist) – version 3.0" calcext:value-type="string" table:number-columns-spanned="5" table:number-rows-spanned="1">
            <text:p>RGAA 4.1.2 – Grille d’audit flash graphisme (checklist) – version 3.0</text:p>
          </table:table-cell>
          <table:covered-table-cell table:style-name="ce61"/>
          <table:covered-table-cell table:style-name="ce79"/>
          <table:covered-table-cell table:style-name="ce61"/>
          <table:covered-table-cell table:style-name="ce80"/>
          <table:table-cell table:number-columns-repeated="1019"/>
        </table:table-row>
        <table:table-row table:style-name="ro2">
          <table:table-cell table:style-name="ce52" office:value-type="string" calcext:value-type="string" table:number-columns-spanned="5" table:number-rows-spanned="1">
            <text:p>Mode d’emploi</text:p>
          </table:table-cell>
          <table:covered-table-cell table:style-name="ce61"/>
          <table:covered-table-cell table:style-name="ce79"/>
          <table:covered-table-cell table:style-name="ce61"/>
          <table:covered-table-cell table:style-name="ce80"/>
          <table:table-cell table:number-columns-repeated="1019"/>
        </table:table-row>
        <table:table-row table:style-name="ro3">
          <table:table-cell table:style-name="ce68" office:value-type="string" calcext:value-type="string">
            <text:p>Autrice de l’outil :</text:p>
          </table:table-cell>
          <table:table-cell table:style-name="ce10" office:value-type="string" calcext:value-type="string">
            <text:p>Copsaé</text:p>
          </table:table-cell>
          <table:table-cell table:style-name="ce10" office:value-type="string" calcext:value-type="string" table:number-columns-spanned="3" table:number-rows-spanned="1">
            <text:p><text:a xlink:href="https://www.copsae.fr/" xlink:type="simple">https://www.copsae.fr/</text:a></text:p>
          </table:table-cell>
          <table:covered-table-cell table:style-name="ce10"/>
          <table:covered-table-cell table:style-name="ce88"/>
          <table:table-cell table:number-columns-repeated="1019"/>
        </table:table-row>
        <table:table-row table:style-name="ro3">
          <table:table-cell table:style-name="ce54" office:value-type="string" calcext:value-type="string">
            <text:p>Source de l’outil :</text:p>
          </table:table-cell>
          <table:table-cell table:style-name="ce7"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54"/>
          <table:table-cell table:style-name="ce7"/>
          <table:table-cell table:number-columns-repeated="1022"/>
        </table:table-row>
        <table:table-row table:style-name="ro2">
          <table:table-cell table:style-name="ce70" office:value-type="string" calcext:value-type="string" table:number-columns-spanned="5" table:number-rows-spanned="1">
            <text:p>Qu’est-ce qu’un audit flash graphisme ?</text:p>
          </table:table-cell>
          <table:covered-table-cell table:number-columns-repeated="4"/>
          <table:table-cell table:number-columns-repeated="1019"/>
        </table:table-row>
        <table:table-row table:style-name="ro4">
          <table:table-cell table:style-name="ce56" office:value-type="string" calcext:value-type="string" table:number-columns-spanned="5" table:number-rows-spanned="1">
            <text:p>Un audit flash graphisme est un audit rapide des maquettes graphiques. Il s’appuie sur 52 critères du RGAA 4.1 (sur 106 en tout). Ces critères concernent, selon nous, directement ou indirectement les maquettes graphiques.</text:p>
          </table:table-cell>
          <table:covered-table-cell table:number-columns-repeated="4" table:style-name="ce72"/>
          <table:table-cell table:number-columns-repeated="1019"/>
        </table:table-row>
        <table:table-row table:style-name="ro3">
          <table:table-cell table:style-name="ce56" office:value-type="string" calcext:value-type="string" table:number-columns-spanned="5" table:number-rows-spanned="1">
            <text:p>Les critères ont été nécessairement reformulés en des règles qui concernent le graphisme.</text:p>
          </table:table-cell>
          <table:covered-table-cell table:number-columns-repeated="4" table:style-name="ce22"/>
          <table:table-cell table:number-columns-repeated="1019"/>
        </table:table-row>
        <table:table-row table:style-name="ro5">
          <table:table-cell table:style-name="ce56" office:value-type="string" calcext:value-type="string" table:number-columns-spanned="5" table:number-rows-spanned="1">
            <text:p>Certains critères RGAA ont été « exclus » de la liste car il nous semblait qu’ils concernaient plus la conception au sens large (rédaction des spécifications fonctionnelles…) et non uniquement le graphisme. Ainsi, la grille n’est pas exhaustive et il est possible de passer à côté de certains défauts d’accessibilité.</text:p>
          </table:table-cell>
          <table:covered-table-cell table:number-columns-repeated="4" table:style-name="ce22"/>
          <table:table-cell table:number-columns-repeated="1019"/>
        </table:table-row>
        <table:table-row table:style-name="ro6">
          <table:table-cell table:style-name="ce56"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72"/>
          <table:table-cell table:number-columns-repeated="1019"/>
        </table:table-row>
        <table:table-row table:style-name="ro6">
          <table:table-cell table:style-name="ce56" office:value-type="string" calcext:value-type="string" table:number-columns-spanned="5" table:number-rows-spanned="1">
            <text:p>L’objectif est de s’assurer de la bonne prise en compte des règles d’accessibilité dès le début du projet, avant le développement du site web.</text:p>
          </table:table-cell>
          <table:covered-table-cell table:number-columns-repeated="4" table:style-name="ce7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7">
          <table:table-cell table:style-name="ce7" office:value-type="string" calcext:value-type="string" table:number-columns-spanned="5" table:number-rows-spanned="1">
            <text:p>Au départ, l’audit flash graphisme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7">
          <table:table-cell table:style-name="ce7" office:value-type="string" calcext:value-type="string" table:number-columns-spanned="5" table:number-rows-spanned="1">
            <text:p>Nous avons donc analysé les critères du RGAA au regard des implications qu’ils pouvaient avoir sur la conception au sens large (graphique et fonctionnelle) avant de réduire cette liste aux implications liées au graphisme uniquement.</text:p>
          </table:table-cell>
          <table:covered-table-cell table:number-columns-repeated="4" table:style-name="ce83"/>
          <table:table-cell table:number-columns-repeated="1019"/>
        </table:table-row>
        <table:table-row table:style-name="ro7">
          <table:table-cell table:style-name="ce7" office:value-type="string" calcext:value-type="string" table:number-columns-spanned="5" table:number-rows-spanned="1">
            <text:p>Ensuite, nous avons réécrit les règles de façon à ce qu’elles soient spécifiquement dédiées au graphisme. Certains critères du RGAA ont été regroupés entre eux, d’autres découpés plus finement en plusieurs règles.</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text:span text:style-name="T1">10 pages : </text:span><text:span text:style-name="T2">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table-cell table:number-columns-repeated="1019"/>
        </table:table-row>
        <table:table-row table:style-name="ro9">
          <table:table-cell table:style-name="ce7" office:value-type="string" calcext:value-type="string" table:number-columns-spanned="5" table:number-rows-spanned="1">
            <text:p><text:span text:style-name="T1">Calculs :</text:span> L’audit flash graphisme ne concerne que le graphisme et ne peut donc pas se substituer à un audit de conformité.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9">
          <table:table-cell table:style-name="ce7"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text:p>
          </table:table-cell>
          <table:covered-table-cell table:number-columns-repeated="4"/>
          <table:table-cell table:number-columns-repeated="1019"/>
        </table:table-row>
        <table:table-row table:style-name="ro10">
          <table:table-cell table:style-name="ce7"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les statuts « Validé » ou « Invalidé ». Les valeurs possibles sont donc :</text:p>
            <text:p/>
            <text:p>– « <text:span text:style-name="T1">Invalidé</text:span> » : Au moins un problème est relevé dans la page pour la règle en question ;</text:p>
            <text:p><text:span text:style-name="T3">– </text:span>« <text:span text:style-name="T1">Validé</text:span> » : Aucun problème n’a été détecté dans la page pour la règle en question (ce qui n’est pas un engagement ferme dans la mesure où cela dépendra des développements futurs) ;</text:p>
            <text:p><text:span text:style-name="T3">–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3">–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11">
          <table:table-cell table:style-name="ce7"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3">–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3">–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table-cell table:number-columns-repeated="1019"/>
        </table:table-row>
        <table:table-row table:style-name="ro7">
          <table:table-cell table:style-name="ce7"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3. En principe, l’onglet s’affiche à peu près correctement. Cependant, il faut <text:span text:style-name="T1">corriger la formule en A2:F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table-cell table:number-columns-repeated="1019"/>
        </table:table-row>
        <table:table-row table:style-name="ro12">
          <table:table-cell table:style-name="ce7"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table-cell table:number-columns-repeated="1019"/>
        </table:table-row>
        <table:table-row table:style-name="ro9">
          <table:table-cell table:style-name="ce7" office:value-type="string" calcext:value-type="string" table:number-columns-spanned="5" table:number-rows-spanned="1">
            <text:p>5. <text:span text:style-name="T1">Formules cassée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E4 et E57 au lieu de E5 et E58 puis, en colonne C : E4 et E56 au lieu de E5 et E57).</text:p>
          </table:table-cell>
          <table:covered-table-cell table:number-columns-repeated="4"/>
          <table:table-cell table:number-columns-repeated="1019"/>
        </table:table-row>
        <table:table-row table:style-name="ro3" table:number-rows-repeated="1048547">
          <table:table-cell table:number-columns-repeated="1024"/>
        </table:table-row>
        <table:table-row table:style-name="ro3">
          <table:table-cell table:number-columns-repeated="1024"/>
        </table:table-row>
      </table:table>
      <table:table table:name="Licence" table:style-name="ta1">
        <table:table-column table:style-name="co5" table:default-cell-style-name="ce72"/>
        <table:table-column table:style-name="co6" table:default-cell-style-name="ce72"/>
        <table:table-column table:style-name="co4" table:number-columns-repeated="1022" table:default-cell-style-name="ce72"/>
        <table:table-row table:style-name="ro13">
          <table:table-cell table:style-name="ce84" table:formula="of:=[$'Règles (modèle)'.A1]" office:value-type="string" office:string-value="RGAA 4.1.2 – Grille d’audit flash graphisme (checklist) – version 3.0" calcext:value-type="string" table:number-columns-spanned="5" table:number-rows-spanned="1">
            <text:p>RGAA 4.1.2 – Grille d’audit flash graphisme (checklist) – version 3.0</text:p>
          </table:table-cell>
          <table:covered-table-cell table:style-name="ce61"/>
          <table:covered-table-cell table:style-name="ce79"/>
          <table:covered-table-cell table:style-name="ce61"/>
          <table:covered-table-cell table:style-name="ce80"/>
          <table:table-cell table:number-columns-repeated="1019"/>
        </table:table-row>
        <table:table-row table:style-name="ro2">
          <table:table-cell table:style-name="ce85" office:value-type="string" calcext:value-type="string" table:number-columns-spanned="5" table:number-rows-spanned="1">
            <text:p>Licence</text:p>
          </table:table-cell>
          <table:covered-table-cell table:style-name="ce61"/>
          <table:covered-table-cell table:style-name="ce79"/>
          <table:covered-table-cell table:style-name="ce61"/>
          <table:covered-table-cell table:style-name="ce80"/>
          <table:table-cell table:number-columns-repeated="1019"/>
        </table:table-row>
        <table:table-row table:style-name="ro3">
          <table:table-cell table:style-name="ce7" office:value-type="string" calcext:value-type="string" table:number-columns-spanned="5" table:number-rows-spanned="1">
            <text:p>Cet outil est sous licence « GNU General Public License v3.0 ».</text:p>
          </table:table-cell>
          <table:covered-table-cell table:number-columns-repeated="4" table:style-name="ce58"/>
          <table:table-cell table:number-columns-repeated="1019"/>
        </table:table-row>
        <table:table-row table:style-name="ro14">
          <table:table-cell table:style-name="ce96" office:value-type="string" calcext:value-type="string">
            <text:p>Licence détaillée :</text:p>
          </table:table-cell>
          <table:table-cell table:style-name="ce100"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58"/>
          <table:table-cell table:number-columns-repeated="1019"/>
        </table:table-row>
        <table:table-row table:style-name="ro14">
          <table:table-cell table:style-name="ce97" office:value-type="string" calcext:value-type="string">
            <text:p>Source de la traduction du résumé de la licence :</text:p>
          </table:table-cell>
          <table:table-cell table:style-name="ce7"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58"/>
          <table:table-cell table:number-columns-repeated="1019"/>
        </table:table-row>
        <table:table-row table:style-name="ro2">
          <table:table-cell table:style-name="ce98" office:value-type="string" calcext:value-type="string" table:number-columns-spanned="5" table:number-rows-spanned="1">
            <text:p>Autorisations</text:p>
          </table:table-cell>
          <table:covered-table-cell table:number-columns-repeated="4" table:style-name="ce58"/>
          <table:table-cell table:number-columns-repeated="1019"/>
        </table:table-row>
        <table:table-row table:style-name="ro15">
          <table:table-cell table:style-name="ce7" office:value-type="string" calcext:value-type="string" table:number-columns-spanned="5" table:number-rows-spanned="1">
            <text:p><text:span text:style-name="T3">– </text:span><text:span text:style-name="T4">Utilisation commerciale :</text:span><text:span text:style-name="T5"> Le matériel sous licence et ses dérivés peuvent être utilisés à des fins commerciales.</text:span></text:p>
            <text:p><text:span text:style-name="T3">– </text:span><text:span text:style-name="T4">Modification :</text:span><text:span text:style-name="T5"> Le matériel sous licence peut être modifié.</text:span></text:p>
            <text:p><text:span text:style-name="T3">– </text:span><text:span text:style-name="T4">Distribution :</text:span><text:span text:style-name="T5"> Le matériel sous licence peut être distribué.</text:span></text:p>
            <text:p><text:span text:style-name="T3">– </text:span><text:span text:style-name="T4">Usage de brevets :</text:span><text:span text:style-name="T5"> Cette licence prévoit une concession expresse de droits de brevet de la part des contributeurs et contributrices.</text:span></text:p>
            <text:p><text:span text:style-name="T3">– </text:span><text:span text:style-name="T4">Usage privé :</text:span><text:span text:style-name="T5"> Le matériel sous licence peut être utilisé et modifié en privé.</text:span></text:p>
          </table:table-cell>
          <table:covered-table-cell table:number-columns-repeated="4" table:style-name="ce58"/>
          <table:table-cell table:number-columns-repeated="1019"/>
        </table:table-row>
        <table:table-row table:style-name="ro16">
          <table:table-cell table:style-name="ce99" office:value-type="string" calcext:value-type="string" table:number-columns-spanned="5" table:number-rows-spanned="1">
            <text:p>Limites</text:p>
          </table:table-cell>
          <table:covered-table-cell table:number-columns-repeated="4"/>
          <table:table-cell table:number-columns-repeated="1019"/>
        </table:table-row>
        <table:table-row table:style-name="ro6">
          <table:table-cell table:style-name="ce56" office:value-type="string" calcext:value-type="string" table:number-columns-spanned="5" table:number-rows-spanned="1">
            <text:p>– <text:span text:style-name="T1">Responsabilité :</text:span> Cette licence comprend une limitation de la responsabilité.</text:p>
            <text:p><text:span text:style-name="T3">– </text:span><text:span text:style-name="T4">Garantie :</text:span><text:span text:style-name="T5"> Cette licence indique explicitement qu'elle ne fournit aucune garantie.</text:span></text:p>
          </table:table-cell>
          <table:covered-table-cell table:number-columns-repeated="4"/>
          <table:table-cell table:number-columns-repeated="1019"/>
        </table:table-row>
        <table:table-row table:style-name="ro16">
          <table:table-cell table:style-name="ce99" office:value-type="string" calcext:value-type="string" table:number-columns-spanned="5" table:number-rows-spanned="1">
            <text:p>Conditions</text:p>
          </table:table-cell>
          <table:covered-table-cell table:number-columns-repeated="4"/>
          <table:table-cell table:number-columns-repeated="1019"/>
        </table:table-row>
        <table:table-row table:style-name="ro17">
          <table:table-cell table:style-name="ce56" office:value-type="string" calcext:value-type="string" table:number-columns-spanned="5" table:number-rows-spanned="1">
            <text:p><text:span text:style-name="T3">– </text:span><text:span text:style-name="T4">Licence et avis de droits d'auteur/autrice (</text:span><text:span text:style-name="T6">copyright</text:span><text:span text:style-name="T7">) :</text:span><text:span text:style-name="T8"> Une copie de la licence et de l'avis de droit d'auteur/autrice doivent être inclus avec le matériel sous licence.</text:span></text:p>
            <text:p><text:span text:style-name="T3">– </text:span><text:span text:style-name="T4">Indiquer les modifications :</text:span><text:span text:style-name="T5"> Les modifications apportées au matériel sous licence doivent être documentées.</text:span></text:p>
            <text:p><text:span text:style-name="T3">– </text:span><text:span text:style-name="T4">Indiquer la source :</text:span><text:span text:style-name="T5"> Le code source doit être mis à disposition lorsque le matériel sous licence est distribué.</text:span></text:p>
            <text:p><text:span text:style-name="T3">– </text:span><text:span text:style-name="T4">Même licence :</text:span><text:span text:style-name="T5">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8" table:number-rows-repeated="1048564">
          <table:table-cell table:number-columns-repeated="1024"/>
        </table:table-row>
        <table:table-row table:style-name="ro18">
          <table:table-cell table:number-columns-repeated="1024"/>
        </table:table-row>
      </table:table>
      <table:table table:name="Échantillon" table:style-name="ta1">
        <table:table-column table:style-name="co4" table:default-cell-style-name="ce58"/>
        <table:table-column table:style-name="co7" table:default-cell-style-name="ce58"/>
        <table:table-column table:style-name="co8" table:default-cell-style-name="ce58"/>
        <table:table-column table:style-name="co9" table:default-cell-style-name="ce58"/>
        <table:table-column table:style-name="co4" table:number-columns-repeated="1020" table:default-cell-style-name="ce58"/>
        <table:table-row table:style-name="ro13">
          <table:table-cell table:style-name="ce51" table:formula="of:=[$'Règles (modèle)'.A1]" office:value-type="string" office:string-value="RGAA 4.1.2 – Grille d’audit flash graphisme (checklist) – version 3.0" calcext:value-type="string" table:number-columns-spanned="4" table:number-rows-spanned="1">
            <text:p>RGAA 4.1.2 – Grille d’audit flash graphisme (checklist) – version 3.0</text:p>
          </table:table-cell>
          <table:covered-table-cell table:style-name="ce61"/>
          <table:covered-table-cell table:style-name="ce79"/>
          <table:covered-table-cell table:style-name="ce61"/>
          <table:table-cell table:style-name="ce80"/>
          <table:table-cell table:number-columns-repeated="1019"/>
        </table:table-row>
        <table:table-row table:style-name="ro2">
          <table:table-cell table:style-name="ce52" office:value-type="string" calcext:value-type="string" table:number-columns-spanned="4" table:number-rows-spanned="1">
            <text:p>Échantillon évalué</text:p>
          </table:table-cell>
          <table:covered-table-cell table:style-name="ce61"/>
          <table:covered-table-cell table:style-name="ce79"/>
          <table:covered-table-cell table:style-name="ce61"/>
          <table:table-cell table:style-name="ce80"/>
          <table:table-cell table:number-columns-repeated="1019"/>
        </table:table-row>
        <table:table-row table:style-name="ro3">
          <table:table-cell table:style-name="ce54" office:value-type="string" calcext:value-type="string" table:number-columns-spanned="2" table:number-rows-spanned="1">
            <text:p>Date ou période de réalisation de l’audit :</text:p>
          </table:table-cell>
          <table:covered-table-cell table:style-name="ce102"/>
          <table:table-cell table:style-name="ce57" office:value-type="string" calcext:value-type="string" table:number-columns-spanned="2" table:number-rows-spanned="1">
            <text:p>JJ/MM/AAAA</text:p>
          </table:table-cell>
          <table:covered-table-cell/>
          <table:table-cell table:number-columns-repeated="1020"/>
        </table:table-row>
        <table:table-row table:style-name="ro3">
          <table:table-cell table:style-name="ce54" office:value-type="string" calcext:value-type="string" table:number-columns-spanned="2" table:number-rows-spanned="1">
            <text:p>Personne réalisant l’audit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style-name="ce54" office:value-type="string" calcext:value-type="string" table:number-columns-spanned="2" table:number-rows-spanned="1">
            <text:p>Contexte de l’audit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style-name="ce54" office:value-type="string" calcext:value-type="string" table:number-columns-spanned="2" table:number-rows-spanned="1">
            <text:p>Site audité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number-columns-repeated="1024"/>
        </table:table-row>
        <table:table-row table:style-name="ro14">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Nom du fichier (si disponible)</text:p>
          </table:table-cell>
          <table:table-cell table:style-name="En-tête_20_de_20_tableau" office:value-type="string" calcext:value-type="string">
            <text:p>Commentaire</text:p>
          </table:table-cell>
          <table:table-cell table:number-columns-repeated="1020"/>
        </table:table-row>
        <table:table-row table:style-name="ro14">
          <table:table-cell table:style-name="ce101" office:value-type="string" calcext:value-type="string">
            <text:p>P01</text:p>
          </table:table-cell>
          <table:table-cell table:style-name="ce103" office:value-type="string" calcext:value-type="string">
            <text:p>Éléments transverses</text:p>
          </table:table-cell>
          <table:table-cell table:style-name="ce104"/>
          <table:table-cell table:style-name="ce104" office:value-type="string" calcext:value-type="string">
            <text:p>En-tête, pied de page, fil d’Ariane (à compléter selon le site)</text:p>
          </table:table-cell>
          <table:table-cell table:number-columns-repeated="1020"/>
        </table:table-row>
        <table:table-row table:style-name="ro3">
          <table:table-cell table:style-name="ce101" office:value-type="string" calcext:value-type="string">
            <text:p>P02</text:p>
          </table:table-cell>
          <table:table-cell table:style-name="ce103" office:value-type="string" calcext:value-type="string">
            <text:p>Accueil</text:p>
          </table:table-cell>
          <table:table-cell table:style-name="ce104" office:value-type="string" calcext:value-type="string">
            <text:p>maquette-accueil.jpg</text:p>
          </table:table-cell>
          <table:table-cell table:style-name="ce104"/>
          <table:table-cell table:number-columns-repeated="1020"/>
        </table:table-row>
        <table:table-row table:style-name="ro3">
          <table:table-cell table:style-name="ce101" office:value-type="string" calcext:value-type="string">
            <text:p>P03</text:p>
          </table:table-cell>
          <table:table-cell table:style-name="ce103" table:number-columns-repeated="3"/>
          <table:table-cell table:number-columns-repeated="1020"/>
        </table:table-row>
        <table:table-row table:style-name="ro3">
          <table:table-cell table:style-name="ce101" office:value-type="string" calcext:value-type="string">
            <text:p>P04</text:p>
          </table:table-cell>
          <table:table-cell table:style-name="ce103" table:number-columns-repeated="3"/>
          <table:table-cell table:number-columns-repeated="1020"/>
        </table:table-row>
        <table:table-row table:style-name="ro3">
          <table:table-cell table:style-name="ce101" office:value-type="string" calcext:value-type="string">
            <text:p>P05</text:p>
          </table:table-cell>
          <table:table-cell table:style-name="ce103" table:number-columns-repeated="3"/>
          <table:table-cell table:number-columns-repeated="1020"/>
        </table:table-row>
        <table:table-row table:style-name="ro3">
          <table:table-cell table:style-name="ce101" office:value-type="string" calcext:value-type="string">
            <text:p>P06</text:p>
          </table:table-cell>
          <table:table-cell table:style-name="ce103" table:number-columns-repeated="3"/>
          <table:table-cell table:number-columns-repeated="1020"/>
        </table:table-row>
        <table:table-row table:style-name="ro3">
          <table:table-cell table:style-name="ce101" office:value-type="string" calcext:value-type="string">
            <text:p>P07</text:p>
          </table:table-cell>
          <table:table-cell table:style-name="ce103" table:number-columns-repeated="3"/>
          <table:table-cell table:number-columns-repeated="1020"/>
        </table:table-row>
        <table:table-row table:style-name="ro3">
          <table:table-cell table:style-name="ce101" office:value-type="string" calcext:value-type="string">
            <text:p>P08</text:p>
          </table:table-cell>
          <table:table-cell table:style-name="ce103" table:number-columns-repeated="3"/>
          <table:table-cell table:number-columns-repeated="1020"/>
        </table:table-row>
        <table:table-row table:style-name="ro3">
          <table:table-cell table:style-name="ce101" office:value-type="string" calcext:value-type="string">
            <text:p>P09</text:p>
          </table:table-cell>
          <table:table-cell table:style-name="ce103" table:number-columns-repeated="3"/>
          <table:table-cell table:number-columns-repeated="1020"/>
        </table:table-row>
        <table:table-row table:style-name="ro3">
          <table:table-cell table:style-name="ce101" office:value-type="string" calcext:value-type="string">
            <text:p>P10</text:p>
          </table:table-cell>
          <table:table-cell table:style-name="ce103"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58"/>
        <table:table-column table:style-name="co11" table:default-cell-style-name="ce58"/>
        <table:table-column table:style-name="co12" table:default-cell-style-name="ce58"/>
        <table:table-column table:style-name="co4" table:number-columns-repeated="1021" table:default-cell-style-name="ce58"/>
        <table:table-row table:style-name="ro13">
          <table:table-cell table:style-name="ce51" table:formula="of:=[$'Règles (modèle)'.A1]" office:value-type="string" office:string-value="RGAA 4.1.2 – Grille d’audit flash graphisme (checklist) – version 3.0" calcext:value-type="string" table:number-columns-spanned="3" table:number-rows-spanned="1">
            <text:p>RGAA 4.1.2 – Grille d’audit flash graphisme (checklist) – version 3.0</text:p>
          </table:table-cell>
          <table:covered-table-cell table:style-name="ce61"/>
          <table:covered-table-cell table:style-name="ce79"/>
          <table:table-cell table:style-name="ce61"/>
          <table:table-cell table:style-name="ce80"/>
          <table:table-cell table:number-columns-repeated="1019"/>
        </table:table-row>
        <table:table-row table:style-name="ro2">
          <table:table-cell table:style-name="ce52" office:value-type="string" calcext:value-type="string" table:number-columns-spanned="3" table:number-rows-spanned="1">
            <text:p>Calculs</text:p>
          </table:table-cell>
          <table:covered-table-cell table:style-name="ce61"/>
          <table:covered-table-cell table:style-name="ce79"/>
          <table:table-cell table:style-name="ce61"/>
          <table:table-cell table:style-name="ce80"/>
          <table:table-cell table:number-columns-repeated="1019"/>
        </table:table-row>
        <table:table-row table:style-name="ro3">
          <table:table-cell table:number-columns-repeated="1024"/>
        </table:table-row>
        <table:table-row table:style-name="ro7">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103" table:formula="of:=CONCATENATE([$Échantillon.A9];&quot; - &quot;;[$Échantillon.B9];&quot;&quot;)" office:value-type="string" office:string-value="P01 - Éléments transverses" calcext:value-type="string">
            <text:p>P01 - Éléments transverses</text:p>
          </table:table-cell>
          <table:table-cell table:style-name="ce103" table:formula="of:=COUNTIF([$P01.E4:$P01.E57];&quot;Invalidé&quot;)" office:value-type="float" office:value="1" calcext:value-type="float">
            <text:p>1</text:p>
          </table:table-cell>
          <table:table-cell table:style-name="ce103" table:formula="of:=COUNTIF([$P01.E4:$P01.E56];&quot;NT&quot;)" office:value-type="float" office:value="50" calcext:value-type="float">
            <text:p>50</text:p>
          </table:table-cell>
          <table:table-cell table:number-columns-repeated="1021"/>
        </table:table-row>
        <table:table-row table:style-name="ro3">
          <table:table-cell table:style-name="ce103" table:formula="of:=CONCATENATE([$Échantillon.A10];&quot; - &quot;;[$Échantillon.B10];&quot;&quot;)" office:value-type="string" office:string-value="P02 - Accueil" calcext:value-type="string">
            <text:p>P02 - Accueil</text:p>
          </table:table-cell>
          <table:table-cell table:style-name="ce103" table:formula="of:=COUNTIF([$P02.E4:$P02.E57];&quot;Invalidé&quot;)" office:value-type="float" office:value="0" calcext:value-type="float">
            <text:p>0</text:p>
          </table:table-cell>
          <table:table-cell table:style-name="ce103" table:formula="of:=COUNTIF([$P02.E4:$P02.E56];&quot;NT&quot;)" office:value-type="float" office:value="53" calcext:value-type="float">
            <text:p>53</text:p>
          </table:table-cell>
          <table:table-cell table:number-columns-repeated="1021"/>
        </table:table-row>
        <table:table-row table:style-name="ro3">
          <table:table-cell table:style-name="ce103" table:formula="of:=CONCATENATE([$Échantillon.A11];&quot; - &quot;;[$Échantillon.B11];&quot;&quot;)" office:value-type="string" office:string-value="P03 - " calcext:value-type="string">
            <text:p>P03 - </text:p>
          </table:table-cell>
          <table:table-cell table:style-name="ce103" table:formula="of:=COUNTIF([$P03.E4:$P03.E57];&quot;Invalidé&quot;)" office:value-type="float" office:value="0" calcext:value-type="float">
            <text:p>0</text:p>
          </table:table-cell>
          <table:table-cell table:style-name="ce103" table:formula="of:=COUNTIF([$P03.E4:$P03.E56];&quot;NT&quot;)" office:value-type="float" office:value="53" calcext:value-type="float">
            <text:p>53</text:p>
          </table:table-cell>
          <table:table-cell table:number-columns-repeated="1021"/>
        </table:table-row>
        <table:table-row table:style-name="ro3">
          <table:table-cell table:style-name="ce103" table:formula="of:=CONCATENATE([$Échantillon.A12];&quot; - &quot;;[$Échantillon.B12];&quot;&quot;)" office:value-type="string" office:string-value="P04 - " calcext:value-type="string">
            <text:p>P04 - </text:p>
          </table:table-cell>
          <table:table-cell table:style-name="ce103" table:formula="of:=COUNTIF([$P04.E4:$P04.E57];&quot;Invalidé&quot;)" office:value-type="float" office:value="0" calcext:value-type="float">
            <text:p>0</text:p>
          </table:table-cell>
          <table:table-cell table:style-name="ce103" table:formula="of:=COUNTIF([$P04.E4:$P04.E56];&quot;NT&quot;)" office:value-type="float" office:value="53" calcext:value-type="float">
            <text:p>53</text:p>
          </table:table-cell>
          <table:table-cell table:number-columns-repeated="1021"/>
        </table:table-row>
        <table:table-row table:style-name="ro3">
          <table:table-cell table:style-name="ce103" table:formula="of:=CONCATENATE([$Échantillon.A13];&quot; - &quot;;[$Échantillon.B13];&quot;&quot;)" office:value-type="string" office:string-value="P05 - " calcext:value-type="string">
            <text:p>P05 - </text:p>
          </table:table-cell>
          <table:table-cell table:style-name="ce103" table:formula="of:=COUNTIF([$P05.E4:$P05.E57];&quot;Invalidé&quot;)" office:value-type="float" office:value="0" calcext:value-type="float">
            <text:p>0</text:p>
          </table:table-cell>
          <table:table-cell table:style-name="ce103" table:formula="of:=COUNTIF([$P05.E4:$P05.E56];&quot;NT&quot;)" office:value-type="float" office:value="53" calcext:value-type="float">
            <text:p>53</text:p>
          </table:table-cell>
          <table:table-cell table:number-columns-repeated="1021"/>
        </table:table-row>
        <table:table-row table:style-name="ro3">
          <table:table-cell table:style-name="ce103" table:formula="of:=CONCATENATE([$Échantillon.A14];&quot; - &quot;;[$Échantillon.B14];&quot;&quot;)" office:value-type="string" office:string-value="P06 - " calcext:value-type="string">
            <text:p>P06 - </text:p>
          </table:table-cell>
          <table:table-cell table:style-name="ce103" table:formula="of:=COUNTIF([$P06.E4:$P06.E57];&quot;Invalidé&quot;)" office:value-type="float" office:value="0" calcext:value-type="float">
            <text:p>0</text:p>
          </table:table-cell>
          <table:table-cell table:style-name="ce103" table:formula="of:=COUNTIF([$P06.E4:$P06.E56];&quot;NT&quot;)" office:value-type="float" office:value="53" calcext:value-type="float">
            <text:p>53</text:p>
          </table:table-cell>
          <table:table-cell table:number-columns-repeated="1021"/>
        </table:table-row>
        <table:table-row table:style-name="ro3">
          <table:table-cell table:style-name="ce103" table:formula="of:=CONCATENATE([$Échantillon.A15];&quot; - &quot;;[$Échantillon.B15];&quot;&quot;)" office:value-type="string" office:string-value="P07 - " calcext:value-type="string">
            <text:p>P07 - </text:p>
          </table:table-cell>
          <table:table-cell table:style-name="ce103" table:formula="of:=COUNTIF([$P07.E4:$P07.E57];&quot;Invalidé&quot;)" office:value-type="float" office:value="0" calcext:value-type="float">
            <text:p>0</text:p>
          </table:table-cell>
          <table:table-cell table:style-name="ce103" table:formula="of:=COUNTIF([$P07.E4:$P07.E56];&quot;NT&quot;)" office:value-type="float" office:value="53" calcext:value-type="float">
            <text:p>53</text:p>
          </table:table-cell>
          <table:table-cell table:number-columns-repeated="1021"/>
        </table:table-row>
        <table:table-row table:style-name="ro3">
          <table:table-cell table:style-name="ce103" table:formula="of:=CONCATENATE([$Échantillon.A16];&quot; - &quot;;[$Échantillon.B16];&quot;&quot;)" office:value-type="string" office:string-value="P08 - " calcext:value-type="string">
            <text:p>P08 - </text:p>
          </table:table-cell>
          <table:table-cell table:style-name="ce103" table:formula="of:=COUNTIF([$P08.E4:$P08.E57];&quot;Invalidé&quot;)" office:value-type="float" office:value="0" calcext:value-type="float">
            <text:p>0</text:p>
          </table:table-cell>
          <table:table-cell table:style-name="ce103" table:formula="of:=COUNTIF([$P08.E4:$P08.E56];&quot;NT&quot;)" office:value-type="float" office:value="53" calcext:value-type="float">
            <text:p>53</text:p>
          </table:table-cell>
          <table:table-cell table:number-columns-repeated="1021"/>
        </table:table-row>
        <table:table-row table:style-name="ro3">
          <table:table-cell table:style-name="ce103" table:formula="of:=CONCATENATE([$Échantillon.A17];&quot; - &quot;;[$Échantillon.B17];&quot;&quot;)" office:value-type="string" office:string-value="P09 - " calcext:value-type="string">
            <text:p>P09 - </text:p>
          </table:table-cell>
          <table:table-cell table:style-name="ce103" table:formula="of:=COUNTIF([$P09.E4:$P09.E57];&quot;Invalidé&quot;)" office:value-type="float" office:value="0" calcext:value-type="float">
            <text:p>0</text:p>
          </table:table-cell>
          <table:table-cell table:style-name="ce103" table:formula="of:=COUNTIF([$P09.E4:$P09.E56];&quot;NT&quot;)" office:value-type="float" office:value="53" calcext:value-type="float">
            <text:p>53</text:p>
          </table:table-cell>
          <table:table-cell table:number-columns-repeated="1021"/>
        </table:table-row>
        <table:table-row table:style-name="ro3">
          <table:table-cell table:style-name="ce103" table:formula="of:=CONCATENATE([$Échantillon.A18];&quot; - &quot;;[$Échantillon.B18];&quot;&quot;)" office:value-type="string" office:string-value="P10 - " calcext:value-type="string">
            <text:p>P10 - </text:p>
          </table:table-cell>
          <table:table-cell table:style-name="ce103" table:formula="of:=COUNTIF([$P10.E4:$P10.E57];&quot;Invalidé&quot;)" office:value-type="float" office:value="0" calcext:value-type="float">
            <text:p>0</text:p>
          </table:table-cell>
          <table:table-cell table:style-name="ce103" table:formula="of:=COUNTIF([$P10.E4:$P10.E56];&quot;NT&quot;)" office:value-type="float" office:value="53" calcext:value-type="float">
            <text:p>53</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527" calcext:value-type="float">
            <text:p>527</text:p>
          </table:table-cell>
          <table:table-cell table:number-columns-repeated="1021"/>
        </table:table-row>
        <table:table-row table:style-name="ro3" table:number-rows-repeated="3">
          <table:table-cell table:number-columns-repeated="1024"/>
        </table:table-row>
        <table:table-row table:style-name="ro3">
          <table:table-cell/>
          <table:table-cell table:style-name="ce105"/>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office:forms form:automatic-focus="false" form:apply-design-mode="false"/>
        <table:table-column table:style-name="co13" table:default-cell-style-name="ce34"/>
        <table:table-column table:style-name="co4" table:default-cell-style-name="ce110"/>
        <table:table-column table:style-name="co14" table:default-cell-style-name="ce34"/>
        <table:table-column table:style-name="co4" table:default-cell-style-name="ce110"/>
        <table:table-column table:style-name="co4" table:default-cell-style-name="ce34"/>
        <table:table-column table:style-name="co15" table:default-cell-style-name="ce34"/>
        <table:table-column table:style-name="co4" table:number-columns-repeated="1017" table:default-cell-style-name="ce34"/>
        <table:table-row table:style-name="ro13">
          <table:table-cell table:style-name="ce51" office:value-type="string" calcext:value-type="string" table:number-columns-spanned="6" table:number-rows-spanned="1">
            <text:p>RGAA 4.1.2 – Grille d’audit flash graphisme (checklist) – version 3.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52" office:value-type="string" calcext:value-type="string" table:number-columns-spanned="6" table:number-rows-spanned="1">
            <text:p>Règles (modèle)</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office:value-type="string" calcext:value-type="string">
            <text:p>-</text:p>
          </table:table-cell>
          <table:table-cell table:style-name="ce108" office:value-type="string"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11" table:number-columns-repeated="2"/>
          <table:table-cell table:number-columns-repeated="1017"/>
        </table:table-row>
        <table:table-row table:style-name="ro12">
          <table:table-cell table:style-name="ce33" office:value-type="string" calcext:value-type="string" table:number-columns-spanned="1" table:number-rows-spanned="3">
            <text:p>Images</text:p>
          </table:table-cell>
          <table:table-cell table:style-name="ce108" office:value-type="string"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114"/>
          <table:table-cell table:style-name="ce111"/>
          <table:table-cell table:number-columns-repeated="1017"/>
        </table:table-row>
        <table:table-row table:style-name="ro20">
          <table:covered-table-cell table:style-name="En-tête_20_de_20_tableau"/>
          <table:table-cell table:style-name="ce108" office:value-type="string"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116" table:number-columns-repeated="2"/>
          <table:table-cell table:number-columns-repeated="1017"/>
        </table:table-row>
        <table:table-row table:style-name="ro15">
          <table:table-cell table:style-name="ce33" office:value-type="string" calcext:value-type="string" table:number-columns-spanned="1" table:number-rows-spanned="3">
            <text:p>Couleurs</text:p>
          </table:table-cell>
          <table:table-cell table:style-name="ce108" office:value-type="string"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116" table:number-columns-repeated="2"/>
          <table:table-cell table:number-columns-repeated="1017"/>
        </table:table-row>
        <table:table-row table:style-name="ro21">
          <table:covered-table-cell table:style-name="En-tête_20_de_20_tableau"/>
          <table:table-cell table:style-name="ce108" office:value-type="string"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116" table:number-columns-repeated="2"/>
          <table:table-cell table:number-columns-repeated="1017"/>
        </table:table-row>
        <table:table-row table:style-name="ro22">
          <table:covered-table-cell table:style-name="En-tête_20_de_20_tableau"/>
          <table:table-cell table:style-name="ce108" office:value-type="string"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116" table:number-columns-repeated="2"/>
          <table:table-cell table:number-columns-repeated="1017"/>
        </table:table-row>
        <table:table-row table:style-name="ro23">
          <table:table-cell table:style-name="ce33" office:value-type="string" calcext:value-type="string" table:number-columns-spanned="1" table:number-rows-spanned="6">
            <text:p>Multimédia</text:p>
          </table:table-cell>
          <table:table-cell table:style-name="ce108" office:value-type="string"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116" table:number-columns-repeated="2"/>
          <table:table-cell table:number-columns-repeated="1017"/>
        </table:table-row>
        <table:table-row table:style-name="ro15">
          <table:covered-table-cell table:style-name="En-tête_20_de_20_tableau"/>
          <table:table-cell table:style-name="ce108" office:value-type="string"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116" table:number-columns-repeated="2"/>
          <table:table-cell table:number-columns-repeated="1017"/>
        </table:table-row>
        <table:table-row table:style-name="ro7">
          <table:covered-table-cell table:style-name="En-tête_20_de_20_tableau"/>
          <table:table-cell table:style-name="ce108" office:value-type="string"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116" table:number-columns-repeated="2"/>
          <table:table-cell table:number-columns-repeated="1017"/>
        </table:table-row>
        <table:table-row table:style-name="ro15">
          <table:covered-table-cell table:style-name="En-tête_20_de_20_tableau"/>
          <table:table-cell table:style-name="ce108" office:value-type="string"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116" table:number-columns-repeated="2"/>
          <table:table-cell table:number-columns-repeated="1017"/>
        </table:table-row>
        <table:table-row table:style-name="ro19">
          <table:covered-table-cell table:style-name="En-tête_20_de_20_tableau"/>
          <table:table-cell table:style-name="ce108" office:value-type="string"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116" table:number-columns-repeated="2"/>
          <table:table-cell table:number-columns-repeated="1017"/>
        </table:table-row>
        <table:table-row table:style-name="ro24">
          <table:covered-table-cell table:style-name="En-tête_20_de_20_tableau"/>
          <table:table-cell table:style-name="ce108" office:value-type="string"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116" table:number-columns-repeated="2"/>
          <table:table-cell table:number-columns-repeated="1017"/>
        </table:table-row>
        <table:table-row table:style-name="ro8">
          <table:table-cell table:style-name="En-tête_20_de_20_tableau" office:value-type="string" calcext:value-type="string">
            <text:p>Tableaux</text:p>
          </table:table-cell>
          <table:table-cell table:style-name="ce108" office:value-type="string"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116" table:number-columns-repeated="2"/>
          <table:table-cell table:number-columns-repeated="1017"/>
        </table:table-row>
        <table:table-row table:style-name="ro15">
          <table:table-cell table:style-name="En-tête_20_de_20_tableau" office:value-type="string" calcext:value-type="string">
            <text:p>Liens</text:p>
          </table:table-cell>
          <table:table-cell table:style-name="ce108" office:value-type="string"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116" table:number-columns-repeated="2"/>
          <table:table-cell table:number-columns-repeated="1017"/>
        </table:table-row>
        <table:table-row table:style-name="ro20">
          <table:table-cell table:style-name="ce33" office:value-type="string" calcext:value-type="string" table:number-columns-spanned="1" table:number-rows-spanned="3">
            <text:p>Scripts</text:p>
          </table:table-cell>
          <table:table-cell table:style-name="ce108" office:value-type="string"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116" table:number-columns-repeated="2"/>
          <table:table-cell table:number-columns-repeated="1017"/>
        </table:table-row>
        <table:table-row table:style-name="ro8">
          <table:covered-table-cell table:style-name="ce33"/>
          <table:table-cell table:style-name="ce108" office:value-type="string"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116" table:number-columns-repeated="2"/>
          <table:table-cell table:number-columns-repeated="1017"/>
        </table:table-row>
        <table:table-row table:style-name="ro25">
          <table:covered-table-cell table:style-name="En-tête_20_de_20_tableau"/>
          <table:table-cell table:style-name="ce108" office:value-type="string"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116" table:number-columns-repeated="2"/>
          <table:table-cell table:number-columns-repeated="1017"/>
        </table:table-row>
        <table:table-row table:style-name="ro7">
          <table:table-cell table:style-name="ce33" office:value-type="string" calcext:value-type="string" table:number-columns-spanned="1" table:number-rows-spanned="3">
            <text:p>Structuration de l'information</text:p>
          </table:table-cell>
          <table:table-cell table:style-name="ce108" office:value-type="string"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116" table:number-columns-repeated="2"/>
          <table:table-cell table:number-columns-repeated="1017"/>
        </table:table-row>
        <table:table-row table:style-name="ro22">
          <table:table-cell table:style-name="ce33" office:value-type="string" calcext:value-type="string" table:number-columns-spanned="1" table:number-rows-spanned="9">
            <text:p>Présentation de l'information</text:p>
          </table:table-cell>
          <table:table-cell table:style-name="ce108" office:value-type="string"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116" table:number-columns-repeated="2"/>
          <table:table-cell table:number-columns-repeated="1017"/>
        </table:table-row>
        <table:table-row table:style-name="ro26">
          <table:covered-table-cell table:style-name="En-tête_20_de_20_tableau"/>
          <table:table-cell table:style-name="ce108" office:value-type="string"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116" table:number-columns-repeated="2"/>
          <table:table-cell table:number-columns-repeated="1017"/>
        </table:table-row>
        <table:table-row table:style-name="ro15">
          <table:covered-table-cell table:style-name="En-tête_20_de_20_tableau"/>
          <table:table-cell table:style-name="ce108" office:value-type="string"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116" table:number-columns-repeated="2"/>
          <table:table-cell table:number-columns-repeated="1017"/>
        </table:table-row>
        <table:table-row table:style-name="ro15">
          <table:covered-table-cell table:style-name="En-tête_20_de_20_tableau"/>
          <table:table-cell table:style-name="ce108" office:value-type="string"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116" table:number-columns-repeated="2"/>
          <table:table-cell table:number-columns-repeated="1017"/>
        </table:table-row>
        <table:table-row table:style-name="ro19">
          <table:covered-table-cell table:style-name="En-tête_20_de_20_tableau"/>
          <table:table-cell table:style-name="ce108" office:value-type="string"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116" table:number-columns-repeated="2"/>
          <table:table-cell table:number-columns-repeated="1017"/>
        </table:table-row>
        <table:table-row table:style-name="ro26">
          <table:covered-table-cell table:style-name="En-tête_20_de_20_tableau"/>
          <table:table-cell table:style-name="ce108" office:value-type="string"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116" table:number-columns-repeated="2"/>
          <table:table-cell table:number-columns-repeated="1017"/>
        </table:table-row>
        <table:table-row table:style-name="ro27">
          <table:covered-table-cell table:style-name="En-tête_20_de_20_tableau"/>
          <table:table-cell table:style-name="ce108" office:value-type="string"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116" table:number-columns-repeated="2"/>
          <table:table-cell table:number-columns-repeated="1017"/>
        </table:table-row>
        <table:table-row table:style-name="ro24">
          <table:covered-table-cell table:style-name="En-tête_20_de_20_tableau"/>
          <table:table-cell table:style-name="ce108" office:value-type="string"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116" table:number-columns-repeated="2"/>
          <table:table-cell table:number-columns-repeated="1017"/>
        </table:table-row>
        <table:table-row table:style-name="ro10">
          <table:covered-table-cell table:style-name="En-tête_20_de_20_tableau"/>
          <table:table-cell table:style-name="ce108" office:value-type="string"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116" table:number-columns-repeated="2"/>
          <table:table-cell table:number-columns-repeated="1017"/>
        </table:table-row>
        <table:table-row table:style-name="ro24">
          <table:table-cell table:style-name="ce33" office:value-type="string" calcext:value-type="string" table:number-columns-spanned="1" table:number-rows-spanned="12">
            <text:p>Formulaires</text:p>
          </table:table-cell>
          <table:table-cell table:style-name="ce108" office:value-type="string"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116" table:number-columns-repeated="2"/>
          <table:table-cell table:number-columns-repeated="1017"/>
        </table:table-row>
        <table:table-row table:style-name="ro20">
          <table:covered-table-cell table:style-name="En-tête_20_de_20_tableau"/>
          <table:table-cell table:style-name="ce108" office:value-type="string"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116" table:number-columns-repeated="2"/>
          <table:table-cell table:number-columns-repeated="1017"/>
        </table:table-row>
        <table:table-row table:style-name="ro10">
          <table:covered-table-cell table:style-name="En-tête_20_de_20_tableau"/>
          <table:table-cell table:style-name="ce108" office:value-type="string"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116" table:number-columns-repeated="2"/>
          <table:table-cell table:number-columns-repeated="1017"/>
        </table:table-row>
        <table:table-row table:style-name="ro28">
          <table:covered-table-cell table:style-name="En-tête_20_de_20_tableau"/>
          <table:table-cell table:style-name="ce108" office:value-type="string"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116" table:number-columns-repeated="2"/>
          <table:table-cell table:number-columns-repeated="1017"/>
        </table:table-row>
        <table:table-row table:style-name="ro8">
          <table:covered-table-cell table:style-name="En-tête_20_de_20_tableau"/>
          <table:table-cell table:style-name="ce108" office:value-type="string"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116" table:number-columns-repeated="2"/>
          <table:table-cell table:number-columns-repeated="1017"/>
        </table:table-row>
        <table:table-row table:style-name="ro15">
          <table:covered-table-cell table:style-name="En-tête_20_de_20_tableau"/>
          <table:table-cell table:style-name="ce108" office:value-type="string"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116" table:number-columns-repeated="2"/>
          <table:table-cell table:number-columns-repeated="1017"/>
        </table:table-row>
        <table:table-row table:style-name="ro29">
          <table:covered-table-cell table:style-name="En-tête_20_de_20_tableau"/>
          <table:table-cell table:style-name="ce108" office:value-type="string"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116" table:number-columns-repeated="2"/>
          <table:table-cell table:number-columns-repeated="1017"/>
        </table:table-row>
        <table:table-row table:style-name="ro8">
          <table:covered-table-cell table:style-name="En-tête_20_de_20_tableau"/>
          <table:table-cell table:style-name="ce108" office:value-type="string"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116" table:number-columns-repeated="2"/>
          <table:table-cell table:number-columns-repeated="1017"/>
        </table:table-row>
        <table:table-row table:style-name="ro21">
          <table:covered-table-cell table:style-name="En-tête_20_de_20_tableau"/>
          <table:table-cell table:style-name="ce108" office:value-type="string"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116" table:number-columns-repeated="2"/>
          <table:table-cell table:number-columns-repeated="1017"/>
        </table:table-row>
        <table:table-row table:style-name="ro29">
          <table:table-cell table:style-name="ce33" office:value-type="string" calcext:value-type="string" table:number-columns-spanned="1" table:number-rows-spanned="6">
            <text:p>Navigation</text:p>
          </table:table-cell>
          <table:table-cell table:style-name="ce108" office:value-type="string"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116" table:number-columns-repeated="2"/>
          <table:table-cell table:number-columns-repeated="1017"/>
        </table:table-row>
        <table:table-row table:style-name="ro7">
          <table:covered-table-cell table:style-name="En-tête_20_de_20_tableau"/>
          <table:table-cell table:style-name="ce108" office:value-type="string"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116" table:number-columns-repeated="2"/>
          <table:table-cell table:number-columns-repeated="1017"/>
        </table:table-row>
        <table:table-row table:style-name="ro15">
          <table:covered-table-cell table:style-name="En-tête_20_de_20_tableau"/>
          <table:table-cell table:style-name="ce108" office:value-type="string"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116" table:number-columns-repeated="2"/>
          <table:table-cell table:number-columns-repeated="1017"/>
        </table:table-row>
        <table:table-row table:style-name="ro20">
          <table:covered-table-cell table:style-name="En-tête_20_de_20_tableau"/>
          <table:table-cell table:style-name="ce108" office:value-type="string"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116" table:number-columns-repeated="2"/>
          <table:table-cell table:number-columns-repeated="1017"/>
        </table:table-row>
        <table:table-row table:style-name="ro24">
          <table:table-cell table:style-name="ce33" office:value-type="string" calcext:value-type="string" table:number-columns-spanned="1" table:number-rows-spanned="5">
            <text:p>Consultation</text:p>
          </table:table-cell>
          <table:table-cell table:style-name="ce108" office:value-type="string"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116" table:number-columns-repeated="2"/>
          <table:table-cell table:number-columns-repeated="1017"/>
        </table:table-row>
        <table:table-row table:style-name="ro19">
          <table:covered-table-cell table:style-name="En-tête_20_de_20_tableau"/>
          <table:table-cell table:style-name="ce108" office:value-type="string"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116" table:number-columns-repeated="2"/>
          <table:table-cell table:number-columns-repeated="1017"/>
        </table:table-row>
        <table:table-row table:style-name="ro15">
          <table:covered-table-cell table:style-name="En-tête_20_de_20_tableau"/>
          <table:table-cell table:style-name="ce108" office:value-type="string"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116" table:number-columns-repeated="2"/>
          <table:table-cell table:number-columns-repeated="1017"/>
        </table:table-row>
        <table:table-row table:style-name="ro23">
          <table:covered-table-cell table:style-name="En-tête_20_de_20_tableau"/>
          <table:table-cell table:style-name="ce108" office:value-type="string"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116" table:number-columns-repeated="2"/>
          <table:table-cell table:number-columns-repeated="1017"/>
        </table:table-row>
        <table:table-row table:style-name="ro26">
          <table:covered-table-cell table:style-name="En-tête_20_de_20_tableau"/>
          <table:table-cell table:style-name="ce108" office:value-type="string"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116" table:number-columns-repeated="2"/>
          <table:table-cell table:number-columns-repeated="1017"/>
        </table:table-row>
        <table:table-row table:style-name="ro14">
          <table:table-cell table:style-name="En-tête_20_de_20_tableau" office:value-type="string" calcext:value-type="string">
            <text:p>-</text:p>
          </table:table-cell>
          <table:table-cell table:style-name="ce108" office:value-type="string"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16" table:number-columns-repeated="2"/>
          <table:table-cell table:number-columns-repeated="1017"/>
        </table:table-row>
        <table:table-row table:style-name="ro7">
          <table:table-cell table:style-name="En-tête_20_de_20_tableau" office:value-type="string" calcext:value-type="string">
            <text:p>-</text:p>
          </table:table-cell>
          <table:table-cell table:style-name="ce108" office:value-type="string"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style-name="ce108" office:value-type="string" calcext:value-type="string">
            <text:p>-</text:p>
          </table:table-cell>
          <table:table-cell table:style-name="ce116" table:number-columns-repeated="2"/>
          <table:table-cell table:number-columns-repeated="1017"/>
        </table:table-row>
        <table:table-row table:style-name="ro3">
          <table:table-cell/>
          <table:table-cell table:style-name="ce109" table:formula="of:=SUBTOTAL(103;[.B4:.B56])" office:value-type="float" office:value="53" calcext:value-type="float">
            <text:p>53</text:p>
          </table:table-cell>
          <table:table-cell/>
          <table:table-cell table:style-name="ce109" office:value-type="float" office:value="52" calcext:value-type="float">
            <text:p>52</text:p>
          </table:table-cell>
          <table:table-cell table:number-columns-repeated="1019"/>
        </table:table-row>
        <table:table-row table:style-name="ro3" table:number-rows-repeated="1048516">
          <table:table-cell table:number-columns-repeated="1023"/>
        </table:table-row>
        <table:table-row table:style-name="ro3">
          <table:table-cell table:number-columns-repeated="1023"/>
        </table:table-row>
        <calcext:conditional-formats>
          <calcext:conditional-format calcext:target-range-address="'Règles (modèle)'.E6:'Règles (modèle)'.F58">
            <calcext:condition calcext:apply-style-name="Fond blanc" calcext:value="formula-is(MOD(ROW()0.2=1))" calcext:base-cell-address="'Règles (modèle)'.E6"/>
            <calcext:condition calcext:apply-style-name="Fond gris" calcext:value="formula-is(MOD(ROW()0.2=0))" calcext:base-cell-address="'Règles (modèle)'.E6"/>
          </calcext:conditional-format>
        </calcext:conditional-formats>
      </table:table>
      <table:table table:name="P01"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2 – Grille d’audit flash graphisme (checklist) – version 3.0" calcext:value-type="string" table:number-columns-spanned="6" table:number-rows-spanned="1">
            <text:p>RGAA 4.1.2 – Grille d’audit flash graphisme (checklist) – version 3.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9];&quot; - &quot;;[$Échantillon.B9];&quot; : &quot;;[$Échantillon.C9])" office:value-type="string" office:string-value="P01 - Éléments transverses : " calcext:value-type="string" table:number-columns-spanned="6" table:number-rows-spanned="1">
            <text:p>P01 - Éléments transverses :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2" table:content-validation-name="val1" office:value-type="string" calcext:value-type="string">
            <text:p>Invalidé</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2" table:content-validation-name="val1" office:value-type="string" calcext:value-type="string">
            <text:p>Validé</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2" table:content-validation-name="val1" office:value-type="string" calcext:value-type="string">
            <text:p>NA</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2"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1.E4:P01.E57">
            <calcext:condition calcext:apply-style-name="Statut - Oui (problème détecté)" calcext:value="=&quot;Invalidé&quot;" calcext:base-cell-address="P01.E4"/>
            <calcext:condition calcext:apply-style-name="Statut - Non (problème non détecté)" calcext:value="=&quot;Validé&quot;" calcext:base-cell-address="P01.E4"/>
            <calcext:condition calcext:apply-style-name="Statut - NA" calcext:value="=&quot;NA&quot;" calcext:base-cell-address="P01.E4"/>
            <calcext:condition calcext:apply-style-name="Statut - NT" calcext:value="=&quot;NT&quot;" calcext:base-cell-address="P01.E4"/>
          </calcext:conditional-format>
        </calcext:conditional-formats>
      </table:table>
      <table:table table:name="P02"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2 – Grille d’audit flash graphisme (checklist) – version 3.0" calcext:value-type="string" table:number-columns-spanned="6" table:number-rows-spanned="1">
            <text:p>RGAA 4.1.2 – Grille d’audit flash graphisme (checklist) – version 3.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0];&quot; - &quot;;[$Échantillon.B10];&quot; : &quot;;[$Échantillon.C10])" office:value-type="string" office:string-value="P02 - Accueil : maquette-accueil.jpg" calcext:value-type="string" table:number-columns-spanned="6" table:number-rows-spanned="1">
            <text:p>P02 - Accueil : maquette-accueil.jpg</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49"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2.E4:P02.E57">
            <calcext:condition calcext:apply-style-name="Statut - Oui (problème détecté)" calcext:value="=&quot;Invalidé&quot;" calcext:base-cell-address="P02.E4"/>
            <calcext:condition calcext:apply-style-name="Statut - Non (problème non détecté)" calcext:value="=&quot;Validé&quot;" calcext:base-cell-address="P02.E4"/>
            <calcext:condition calcext:apply-style-name="Statut - NA" calcext:value="=&quot;NA&quot;" calcext:base-cell-address="P02.E4"/>
            <calcext:condition calcext:apply-style-name="Statut - NT" calcext:value="=&quot;NT&quot;" calcext:base-cell-address="P02.E4"/>
          </calcext:conditional-format>
        </calcext:conditional-formats>
      </table:table>
      <table:table table:name="P03"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2 – Grille d’audit flash graphisme (checklist) – version 3.0" calcext:value-type="string" table:number-columns-spanned="6" table:number-rows-spanned="1">
            <text:p>RGAA 4.1.2 – Grille d’audit flash graphisme (checklist) – version 3.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1];&quot; - &quot;;[$Échantillon.B11];&quot; : &quot;;[$Échantillon.C11])" office:value-type="string" office:string-value="P03 -  : " calcext:value-type="string" table:number-columns-spanned="6" table:number-rows-spanned="1">
            <text:p>P03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50"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3.E4:P03.E57">
            <calcext:condition calcext:apply-style-name="Statut - Oui (problème détecté)" calcext:value="=&quot;Invalidé&quot;" calcext:base-cell-address="P03.E4"/>
            <calcext:condition calcext:apply-style-name="Statut - Non (problème non détecté)" calcext:value="=&quot;Validé&quot;" calcext:base-cell-address="P03.E4"/>
            <calcext:condition calcext:apply-style-name="Statut - NA" calcext:value="=&quot;NA&quot;" calcext:base-cell-address="P03.E4"/>
            <calcext:condition calcext:apply-style-name="Statut - NT" calcext:value="=&quot;NT&quot;" calcext:base-cell-address="P03.E4"/>
          </calcext:conditional-format>
        </calcext:conditional-formats>
      </table:table>
      <table:table table:name="P04"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2 – Grille d’audit flash graphisme (checklist) – version 3.0" calcext:value-type="string" table:number-columns-spanned="6" table:number-rows-spanned="1">
            <text:p>RGAA 4.1.2 – Grille d’audit flash graphisme (checklist) – version 3.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2];&quot; - &quot;;[$Échantillon.B12];&quot; : &quot;;[$Échantillon.C12])" office:value-type="string" office:string-value="P04 -  : " calcext:value-type="string" table:number-columns-spanned="6" table:number-rows-spanned="1">
            <text:p>P04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53"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4.E4:P04.E57">
            <calcext:condition calcext:apply-style-name="Statut - Oui (problème détecté)" calcext:value="=&quot;Invalidé&quot;" calcext:base-cell-address="P04.E4"/>
            <calcext:condition calcext:apply-style-name="Statut - Non (problème non détecté)" calcext:value="=&quot;Validé&quot;" calcext:base-cell-address="P04.E4"/>
            <calcext:condition calcext:apply-style-name="Statut - NA" calcext:value="=&quot;NA&quot;" calcext:base-cell-address="P04.E4"/>
            <calcext:condition calcext:apply-style-name="Statut - NT" calcext:value="=&quot;NT&quot;" calcext:base-cell-address="P04.E4"/>
          </calcext:conditional-format>
        </calcext:conditional-formats>
      </table:table>
      <table:table table:name="P05"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2 – Grille d’audit flash graphisme (checklist) – version 3.0" calcext:value-type="string" table:number-columns-spanned="6" table:number-rows-spanned="1">
            <text:p>RGAA 4.1.2 – Grille d’audit flash graphisme (checklist) – version 3.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3];&quot; - &quot;;[$Échantillon.B13];&quot; : &quot;;[$Échantillon.C13])" office:value-type="string" office:string-value="P05 -  : " calcext:value-type="string" table:number-columns-spanned="6" table:number-rows-spanned="1">
            <text:p>P05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55"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5.E4:P05.E57">
            <calcext:condition calcext:apply-style-name="Statut - Oui (problème détecté)" calcext:value="=&quot;Invalidé&quot;" calcext:base-cell-address="P05.E4"/>
            <calcext:condition calcext:apply-style-name="Statut - Non (problème non détecté)" calcext:value="=&quot;Validé&quot;" calcext:base-cell-address="P05.E4"/>
            <calcext:condition calcext:apply-style-name="Statut - NA" calcext:value="=&quot;NA&quot;" calcext:base-cell-address="P05.E4"/>
            <calcext:condition calcext:apply-style-name="Statut - NT" calcext:value="=&quot;NT&quot;" calcext:base-cell-address="P05.E4"/>
          </calcext:conditional-format>
        </calcext:conditional-formats>
      </table:table>
      <table:table table:name="P06"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2 – Grille d’audit flash graphisme (checklist) – version 3.0" calcext:value-type="string" table:number-columns-spanned="6" table:number-rows-spanned="1">
            <text:p>RGAA 4.1.2 – Grille d’audit flash graphisme (checklist) – version 3.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4];&quot; - &quot;;[$Échantillon.B14];&quot; : &quot;;[$Échantillon.C14])" office:value-type="string" office:string-value="P06 -  : " calcext:value-type="string" table:number-columns-spanned="6" table:number-rows-spanned="1">
            <text:p>P06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3"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6.E4:P06.E57">
            <calcext:condition calcext:apply-style-name="Statut - Oui (problème détecté)" calcext:value="=&quot;Invalidé&quot;" calcext:base-cell-address="P06.E4"/>
            <calcext:condition calcext:apply-style-name="Statut - Non (problème non détecté)" calcext:value="=&quot;Validé&quot;" calcext:base-cell-address="P06.E4"/>
            <calcext:condition calcext:apply-style-name="Statut - NA" calcext:value="=&quot;NA&quot;" calcext:base-cell-address="P06.E4"/>
            <calcext:condition calcext:apply-style-name="Statut - NT" calcext:value="=&quot;NT&quot;" calcext:base-cell-address="P06.E4"/>
          </calcext:conditional-format>
        </calcext:conditional-formats>
      </table:table>
      <table:table table:name="P07"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2 – Grille d’audit flash graphisme (checklist) – version 3.0" calcext:value-type="string" table:number-columns-spanned="6" table:number-rows-spanned="1">
            <text:p>RGAA 4.1.2 – Grille d’audit flash graphisme (checklist) – version 3.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5];&quot; - &quot;;[$Échantillon.B15];&quot; : &quot;;[$Échantillon.C15])" office:value-type="string" office:string-value="P07 -  : " calcext:value-type="string" table:number-columns-spanned="6" table:number-rows-spanned="1">
            <text:p>P07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4"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7.E4:P07.E57">
            <calcext:condition calcext:apply-style-name="Statut - Oui (problème détecté)" calcext:value="=&quot;Invalidé&quot;" calcext:base-cell-address="P07.E4"/>
            <calcext:condition calcext:apply-style-name="Statut - Non (problème non détecté)" calcext:value="=&quot;Validé&quot;" calcext:base-cell-address="P07.E4"/>
            <calcext:condition calcext:apply-style-name="Statut - NA" calcext:value="=&quot;NA&quot;" calcext:base-cell-address="P07.E4"/>
            <calcext:condition calcext:apply-style-name="Statut - NT" calcext:value="=&quot;NT&quot;" calcext:base-cell-address="P07.E4"/>
          </calcext:conditional-format>
        </calcext:conditional-formats>
      </table:table>
      <table:table table:name="P08"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2 – Grille d’audit flash graphisme (checklist) – version 3.0" calcext:value-type="string" table:number-columns-spanned="6" table:number-rows-spanned="1">
            <text:p>RGAA 4.1.2 – Grille d’audit flash graphisme (checklist) – version 3.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6];&quot; - &quot;;[$Échantillon.B16];&quot; : &quot;;[$Échantillon.C16])" office:value-type="string" office:string-value="P08 -  : " calcext:value-type="string" table:number-columns-spanned="6" table:number-rows-spanned="1">
            <text:p>P08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5"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8.E4:P08.E57">
            <calcext:condition calcext:apply-style-name="Statut - Oui (problème détecté)" calcext:value="=&quot;Invalidé&quot;" calcext:base-cell-address="P08.E4"/>
            <calcext:condition calcext:apply-style-name="Statut - Non (problème non détecté)" calcext:value="=&quot;Validé&quot;" calcext:base-cell-address="P08.E4"/>
            <calcext:condition calcext:apply-style-name="Statut - NA" calcext:value="=&quot;NA&quot;" calcext:base-cell-address="P08.E4"/>
            <calcext:condition calcext:apply-style-name="Statut - NT" calcext:value="=&quot;NT&quot;" calcext:base-cell-address="P08.E4"/>
          </calcext:conditional-format>
        </calcext:conditional-formats>
      </table:table>
      <table:table table:name="P09"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2 – Grille d’audit flash graphisme (checklist) – version 3.0" calcext:value-type="string" table:number-columns-spanned="6" table:number-rows-spanned="1">
            <text:p>RGAA 4.1.2 – Grille d’audit flash graphisme (checklist) – version 3.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7];&quot; - &quot;;[$Échantillon.B17];&quot; : &quot;;[$Échantillon.C17])" office:value-type="string" office:string-value="P09 -  : " calcext:value-type="string" table:number-columns-spanned="6" table:number-rows-spanned="1">
            <text:p>P09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6"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9.E4:P09.E57">
            <calcext:condition calcext:apply-style-name="Statut - Oui (problème détecté)" calcext:value="=&quot;Invalidé&quot;" calcext:base-cell-address="P09.E4"/>
            <calcext:condition calcext:apply-style-name="Statut - Non (problème non détecté)" calcext:value="=&quot;Validé&quot;" calcext:base-cell-address="P09.E4"/>
            <calcext:condition calcext:apply-style-name="Statut - NA" calcext:value="=&quot;NA&quot;" calcext:base-cell-address="P09.E4"/>
            <calcext:condition calcext:apply-style-name="Statut - NT" calcext:value="=&quot;NT&quot;" calcext:base-cell-address="P09.E4"/>
          </calcext:conditional-format>
        </calcext:conditional-formats>
      </table:table>
      <table:table table:name="P10"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3">
          <table:table-cell table:style-name="ce59" table:formula="of:=[$'Règles (modèle)'.A1]" office:value-type="string" office:string-value="RGAA 4.1.2 – Grille d’audit flash graphisme (checklist) – version 3.0" calcext:value-type="string" table:number-columns-spanned="6" table:number-rows-spanned="1">
            <text:p>RGAA 4.1.2 – Grille d’audit flash graphisme (checklist) – version 3.0</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8];&quot; - &quot;;[$Échantillon.B18];&quot; : &quot;;[$Échantillon.C18])" office:value-type="string" office:string-value="P10 -  : " calcext:value-type="string" table:number-columns-spanned="6" table:number-rows-spanned="1">
            <text:p>P10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9">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5">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3">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5">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5">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0">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7">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3">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1">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7"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10.E4:P10.E57">
            <calcext:condition calcext:apply-style-name="Statut - Oui (problème détecté)" calcext:value="=&quot;Invalidé&quot;" calcext:base-cell-address="P10.E4"/>
            <calcext:condition calcext:apply-style-name="Statut - Non (problème non détecté)" calcext:value="=&quot;Validé&quot;" calcext:base-cell-address="P10.E4"/>
            <calcext:condition calcext:apply-style-name="Statut - NA" calcext:value="=&quot;NA&quot;" calcext:base-cell-address="P10.E4"/>
            <calcext:condition calcext:apply-style-name="Statut - NT" calcext:value="=&quot;NT&quot;" calcext:base-cell-address="P10.E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F42" table:display-filter-buttons="true"/>
        <table:database-range table:name="__Anonymous_Sheet_DB__5" table:target-range-address="P01.A3:P01.F37" table:display-filter-buttons="true"/>
        <table:database-range table:name="__Anonymous_Sheet_DB__6" table:target-range-address="P02.A3:P02.F37" table:display-filter-buttons="true"/>
        <table:database-range table:name="__Anonymous_Sheet_DB__7" table:target-range-address="P03.A3:P03.F37" table:display-filter-buttons="true"/>
        <table:database-range table:name="__Anonymous_Sheet_DB__8" table:target-range-address="P04.A3:P04.F37" table:display-filter-buttons="true"/>
        <table:database-range table:name="__Anonymous_Sheet_DB__9" table:target-range-address="P05.A3:P05.F37" table:display-filter-buttons="true"/>
        <table:database-range table:name="__Anonymous_Sheet_DB__10" table:target-range-address="P06.A3:P06.F37" table:display-filter-buttons="true"/>
        <table:database-range table:name="__Anonymous_Sheet_DB__11" table:target-range-address="P07.A3:P07.F37" table:display-filter-buttons="true"/>
        <table:database-range table:name="__Anonymous_Sheet_DB__12" table:target-range-address="P08.A3:P08.F37" table:display-filter-buttons="true"/>
        <table:database-range table:name="__Anonymous_Sheet_DB__13" table:target-range-address="P09.A3:P09.F37" table:display-filter-buttons="true"/>
        <table:database-range table:name="__Anonymous_Sheet_DB__14" table:target-range-address="P10.A3:P10.F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date-style style:name="N115">
      <number:day number:style="long"/>
      <number:text>-</number:text>
      <number:month number:textual="true"/>
    </number:date-style>
    <number:time-style style:name="N107">
      <number:hours/>
      <number:text>:</number:text>
      <number:minutes number:style="long"/>
      <number:text> </number:text>
      <number:am-pm/>
    </number:tim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04-19">00/00/0000</text:date>, <text:time style:data-style-name="N2" text:time-value="15:47:00.653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19T15:49:44.545000000</dc:date>
    <meta:editing-duration>P2DT18H44M23S</meta:editing-duration>
    <meta:editing-cycles>168</meta:editing-cycles>
    <meta:generator>LibreOffice/7.3.2.2$Windows_X86_64 LibreOffice_project/49f2b1bff42cfccbd8f788c8dc32c1c309559be0</meta:generator>
    <meta:document-statistic meta:table-count="15" meta:cell-count="2694" meta:object-count="0"/>
  </office:meta>
</office:document-meta>
</file>